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94cm"/>
    </style:style>
    <style:style style:name="pr1" style:family="presentation" style:parent-style-name="標準-title">
      <style:graphic-properties draw:fill-color="#ffffff" fo:min-height="3.256cm"/>
    </style:style>
    <style:style style:name="pr2" style:family="presentation" style:parent-style-name="標準-subtitle">
      <style:graphic-properties draw:fill-color="#ffffff" fo:min-height="13.609cm"/>
    </style:style>
    <style:style style:name="pr3" style:family="presentation" style:parent-style-name="標準-notes">
      <style:graphic-properties draw:fill-color="#ffffff" draw:auto-grow-height="true" fo:min-height="13.365cm"/>
    </style:style>
    <style:style style:name="pr4" style:family="presentation" style:parent-style-name="標準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第38回PHP勉強会発表資料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IEのshowModalDialogとCookie(KB831678), デバッグ用WinInet.dllの紹介</text:p>
            <text:p text:style-name="P1"/>
            <text:p text:style-name="P1">2008-12-20</text:p>
            <text:p text:style-name="P1">msakamoto-sf</text:p>
            <text:p text:style-name="P1">（坂本昌彦）</text:p>
            <text:p text:style-name="P1">sakamoto-gsyc-3s@glamenv-septzen.ne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自己紹介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Java, PHP中心のWeb系プログラマ</text:p>
            <text:p text:style-name="P1"/>
            <text:p text:style-name="P1">立川市内のソフトハウス所属</text:p>
            <text:p text:style-name="P1"/>
            <text:p text:style-name="P1">立川・八王子近辺、新宿近辺のお仕事を数ヶ月～半年単位で渡り歩いてます。</text:p>
            <text:p text:style-name="P1"/>
            <text:p text:style-name="P1">KinoWikiを元にしたWikiクローン、"YakiBiki"を作って自分で使ったりしてます。</text:p>
            <text:p text:style-name="P1">http://www.glamenv-septzen.net/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お題１＋実演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 text:style-name="P1">IE6/7でshowModalDialog()</text:p>
            <text:p text:style-name="P1">↓</text:p>
            <text:p text:style-name="P1">ダイアログ内のHTMLで</text:p>
            <text:p text:style-name="P1">target="_blank"</text:p>
            <text:p text:style-name="P1">リンクをクリック</text:p>
            <text:p text:style-name="P1">↓</text:p>
            <text:p text:style-name="P1">開いたウインドウに元アプリのCookieが渡らない</text:p>
            <text:p text:style-name="P1"/>
            <text:p text:style-name="P1">ナンデー？ ｡ﾟ(ﾟ´Д｀ﾟ)ﾟ｡ ドーチテ？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解：KB831678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"The cookie may be lost when a window is opened from a modal or modeless HTML dialog box in Internet Explorer 6"</text:p>
            <text:p text:style-name="P1"/>
            <text:p text:style-name="P1">http://support.microsoft.com/kb/831678/en-u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対策＋実演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１．根っこのwindowオブジェクトをshowModalDialog()の引数に渡す。</text:p>
            <text:p text:style-name="P1"/>
            <text:p text:style-name="P1">２．ダイアログ内のHTMLからは、渡されたwindowオブジェクトを使ってwindow.open()する。</text:p>
            <text:p text:style-name="P1"/>
            <text:p text:style-name="P1">※MSのサイトではASPのコード例が載っていますが、JavaScriptによる対策なので言語問わず。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お題２：デバッグ用WinInet.dll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そもそもWinInet.dllって何？</text:p>
            <text:p text:style-name="P1"/>
            <text:p text:style-name="P1">"WinInet API"という呼び方も・・・。</text:p>
            <text:p text:style-name="P1"/>
            <text:p text:style-name="P1">↓</text:p>
            <text:p text:style-name="P1"/>
            <text:p text:style-name="P1">「Wininet.dll デバッグログの取得」</text:p>
            <text:p text:style-name="P1">http://d.hatena.ne.jp/pekeq/20050325/p2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HTTP/FTPクライアントAPI</text:p>
          </draw:text-box>
        </draw:frame>
        <draw:rect draw:style-name="gr2" draw:text-style-name="P3" draw:id="id1" draw:layer="layout" svg:width="7.456cm" svg:height="2.045cm" svg:x="3.969cm" svg:y="4.272cm">
          <text:p text:style-name="P3">IE</text:p>
        </draw:rect>
        <draw:rect draw:style-name="gr2" draw:text-style-name="P3" draw:id="id3" draw:layer="layout" svg:width="7.456cm" svg:height="2.045cm" svg:x="14.112cm" svg:y="4.252cm">
          <text:p text:style-name="P3">C言語やVBで</text:p>
          <text:p text:style-name="P3">作成したソフト</text:p>
        </draw:rect>
        <draw:rect draw:style-name="gr2" draw:text-style-name="P3" draw:id="id2" draw:layer="layout" svg:width="13.671cm" svg:height="5.172cm" svg:x="6.093cm" svg:y="10.023cm">
          <text:p text:style-name="P3">【 WinInet.dll 】</text:p>
          <text:p text:style-name="P3">ヘッダー処理</text:p>
          <text:p text:style-name="P3">認証処理</text:p>
          <text:p text:style-name="P3">SSL暗号化/復号化, 証明書関連の処理</text:p>
          <text:p text:style-name="P3">Proxy関連の処理</text:p>
          <text:p text:style-name="P3">TCP/IPレイヤーとの橋渡し処理(sync/async)</text:p>
        </draw:rect>
        <draw:rect draw:style-name="gr2" draw:text-style-name="P3" draw:id="id4" draw:layer="layout" svg:width="7.456cm" svg:height="1.603cm" svg:x="9.162cm" svg:y="17.679cm">
          <text:p text:style-name="P3">WinSock</text:p>
        </draw:rect>
        <draw:connector draw:style-name="gr3" draw:text-style-name="P4" draw:layer="layout" svg:x1="7.697cm" svg:y1="6.317cm" svg:x2="12.928cm" svg:y2="10.023cm" draw:start-shape="id1" draw:start-glue-point="2" draw:end-shape="id2">
          <text:p text:style-name="P1"/>
        </draw:connector>
        <draw:connector draw:style-name="gr3" draw:text-style-name="P4" draw:layer="layout" svg:x1="17.84cm" svg:y1="6.297cm" svg:x2="12.928cm" svg:y2="10.023cm" draw:start-shape="id3" draw:start-glue-point="2" draw:end-shape="id2" draw:end-glue-point="0">
          <text:p text:style-name="P1"/>
        </draw:connector>
        <draw:connector draw:style-name="gr3" draw:text-style-name="P4" draw:layer="layout" svg:x1="12.928cm" svg:y1="15.195cm" svg:x2="12.89cm" svg:y2="17.679cm" draw:start-shape="id2" draw:start-glue-point="2" draw:end-shape="id4" draw:end-glue-point="0">
          <text:p text:style-name="P1"/>
        </draw:connector>
        <draw:frame draw:style-name="gr4" draw:text-style-name="P1" draw:layer="layout" svg:width="5.893cm" svg:height="1.044cm" svg:x="10.02cm" svg:y="7.135cm">
          <draw:text-box>
            <text:p text:style-name="P1">平文でHTTP/FTP</text:p>
          </draw:text-box>
        </draw:frame>
        <draw:frame draw:style-name="gr4" draw:text-style-name="P1" draw:layer="layout" svg:width="9.001cm" svg:height="1.044cm" svg:x="3.625cm" svg:y="15.915cm">
          <draw:text-box>
            <text:p text:style-name="P1">平文/暗号化されたHTTP/FTP</text:p>
          </draw:text-box>
        </draw:frame>
        <draw:ellipse draw:style-name="gr2" draw:text-style-name="P4" draw:id="id5" draw:layer="layout" svg:width="4.089cm" svg:height="2.325cm" svg:x="18.804cm" svg:y="17.337cm">
          <text:p text:style-name="P3">NetWork</text:p>
        </draw:ellipse>
        <draw:connector draw:style-name="gr3" draw:text-style-name="P4" draw:layer="layout" svg:x1="16.618cm" svg:y1="18.48cm" svg:x2="18.804cm" svg:y2="18.499cm" draw:start-shape="id4" draw:start-glue-point="1" draw:end-shape="id5">
          <text:p text:style-name="P1"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比較的枯れた技術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 text:style-name="P1">VB6の時代からのサンプルが豊富。</text:p>
            <text:p text:style-name="P1">過去の先人達の苦労が偲ばれます。</text:p>
            <text:p text:style-name="P1"/>
            <text:p text:style-name="P1">坂本はブラウザ上で動くActiveXで、ドロップされたファイルをRFC1867で送信するコントロールをVB6で作成したわけですが・・・</text:p>
            <text:p text:style-name="P1">サンプルが豊富で非常に楽させてもらいました。</text:p>
            <text:p text:style-name="P1"/>
            <text:p text:style-name="P1">ブラウザ上で動く為、Proxy設定の取得/認証周りもIE側が全部済ませてくれてたりして、かなり楽でした。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デバッグ用WinInet.dllって？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WinInet API の呼び出しをトレースして、</text:p>
            <text:p text:style-name="P1">ログ出力してくれる機能がついた</text:p>
            <text:p text:style-name="P1">WinInet.dllのこと。</text:p>
            <text:p text:style-name="P1"/>
            <text:p text:style-name="P1">http://d.hatena.ne.jp/pekeq/20050325/p2</text:p>
            <text:p text:style-name="P1">http://support.microsoft.com/kb/884931/en-us/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実演＋効用解説</text:p>
          </draw:text-box>
        </draw:frame>
        <draw:frame presentation:style-name="pr2" draw:layer="layout" svg:width="25.199cm" svg:height="14.513cm" svg:x="1.4cm" svg:y="4.587cm" presentation:class="subtitle" presentation:user-transformed="true">
          <draw:text-box>
            <text:p text:style-name="P1">【こんな時に便利】</text:p>
            <text:p text:style-name="P1"/>
            <text:p text:style-name="P1">右クリック無効化されてる</text:p>
            <text:p text:style-name="P1">or</text:p>
            <text:p text:style-name="P1">showModalDialog()で表示されるウインドウ</text:p>
            <text:p text:style-name="P1">or</text:p>
            <text:p text:style-name="P1">検証環境などでSSLオンリー、ソース弄れない</text:p>
            <text:p text:style-name="P1">↓</text:p>
            <text:p text:style-name="P1">「HTMLが崩れてる」「Cookieが変」</text:p>
            <text:p text:style-name="P1">↓</text:p>
            <text:p text:style-name="P1">デバッグ用WinInet.dllで解析!! (・∀・)</text:p>
            <text:p text:style-name="P1">(ieHTTPHeadersのお供に)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PHPほとんど出てこなくて御免なさい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以上です。</text:p>
            <text:p text:style-name="P1"/>
            <text:p text:style-name="P1">( ´ー`)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>
        <text:list-style style:name="標準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番号&gt;</text:page-number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標準" style:page-layout-name="PM1" draw:style-name="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番号&gt;</text:page-number></text:p>
        </draw:text-box>
      </draw:frame>
      <presentation:notes style:page-layout-name="PM2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Jing Feng</meta:initial-creator>
    <meta:creation-date>2008-12-20T09:13:31</meta:creation-date>
    <dc:creator>Jing Feng</dc:creator>
    <dc:date>2008-12-20T10:49:54</dc:date>
    <meta:editing-cycles>19</meta:editing-cycles>
    <meta:editing-duration>PT1H36M38S</meta:editing-duration>
    <meta:user-defined meta:name="Info 1"/>
    <meta:user-defined meta:name="Info 2"/>
    <meta:user-defined meta:name="Info 3"/>
    <meta:user-defined meta:name="Info 4"/>
    <meta:document-statistic meta:object-count="75"/>
  </office:meta>
</office:document-meta>
</file>